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4">
      <style:text-properties style:font-name="Arial"/>
    </style:style>
    <style:style style:name="P4"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P5" style:family="paragraph" style:parent-style-name="Text_20_body" style:list-style-name="L1">
      <style:paragraph-properties fo:margin-top="0in" fo:margin-bottom="0.1in"/>
      <style:text-properties style:font-name="Arial"/>
    </style:style>
    <style:style style:name="P6" style:family="paragraph" style:parent-style-name="Heading_20_3">
      <style:paragraph-properties fo:text-align="center" style:justify-single-word="false"/>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Welcome to <text:span text:style-name="T1">GraphicsMagick</text:span>!</text:h>
      <text:h text:style-name="P3"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version 8.70 most recently tested)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4" text:outline-level="4">Installation Steps</text:h>
      <text:p text:style-name="P1"><text:s/>The following describes the steps remaining to install GraphicsMagick.</text:p>
      <text:h text:style-name="P3"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3" text:outline-level="4">Select Start Menu Folder</text:h>
      <text:p text:style-name="P2">Select the folder where you would like the program's shortcuts to appear. The default should normally be satisfactory. Click on “Next&gt;” to continue. </text:p>
      <text:h text:style-name="P3" text:outline-level="4">Select Additional Tasks</text:h>
      <text:p text:style-name="P2">A screen is displayed which presents most (or all) of the following options:</text:p>
      <text:list xml:id="list32264901" text:style-name="L1">
        <text:list-item>
          <text:p text:style-name="P5">Update executable search path</text:p>
        </text:list-item>
        <text:list-item>
          <text:p text:style-name="P5">Install PerlMagick for ActiveState Perl v5.8.3 build 809</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3"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3" text:outline-level="4"><text:soft-page-break/>Installation Progress</text:h>
      <text:p text:style-name="P2">While the install program is performing the installation, it will display what it is doing in an installation progress window. </text:p>
      <text:h text:style-name="P3"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3"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initial-creator>Bob Friesenhahn</meta:initial-creator>
    <meta:creation-date>2003-11-30T23:24:34</meta:creation-date>
    <dc:creator>Bob Friesenhahn</dc:creator>
    <dc:date>2010-01-30T12:21:53</dc:date>
    <dc:language>en-US</dc:language>
    <meta:editing-cycles>11</meta:editing-cycles>
    <meta:editing-duration>PT00H21M42S</meta:editing-duration>
    <meta:document-statistic meta:table-count="0" meta:image-count="0" meta:object-count="0" meta:page-count="2" meta:paragraph-count="26" meta:word-count="542" meta:character-count="3467"/>
    <meta:user-defined meta:name="Info 1"/>
    <meta:user-defined meta:name="Info 2"/>
    <meta:user-defined meta:name="Info 3"/>
    <meta:user-defined meta:name="Info 4"/>
  </office:meta>
</office:document-meta>
</file>